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8e04" officeooo:paragraph-rsid="001b8e04"/>
    </style:style>
    <style:style style:name="P2" style:family="paragraph" style:parent-style-name="Standard">
      <style:paragraph-properties fo:break-before="page"/>
      <style:text-properties officeooo:rsid="001b8e04" officeooo:paragraph-rsid="001b8e04"/>
    </style:style>
    <style:style style:name="P3" style:family="paragraph" style:parent-style-name="Preformatted_20_Text">
      <style:paragraph-properties fo:break-before="page"/>
      <style:text-properties style:font-name="Times New Roman1" fo:font-size="12pt" officeooo:rsid="001b8e04" officeooo:paragraph-rsid="001b8e04" style:font-size-asian="12pt" style:font-size-complex="12pt"/>
    </style:style>
    <style:style style:name="P4" style:family="paragraph" style:parent-style-name="Preformatted_20_Text">
      <style:text-properties style:font-name="Ubuntu Mono" fo:font-size="10.3999996185303pt"/>
    </style:style>
    <style:style style:name="P5" style:family="paragraph" style:parent-style-name="Preformatted_20_Text">
      <style:text-properties style:font-name="Ubuntu Mono" fo:font-size="10.3999996185303pt" officeooo:rsid="001b8e04" officeooo:paragraph-rsid="001b8e04"/>
    </style:style>
    <style:style style:name="P6" style:family="paragraph" style:parent-style-name="Preformatted_20_Text">
      <style:text-properties style:font-name="Times New Roman1" fo:font-size="12pt" officeooo:rsid="001b8e04" style:font-size-asian="12pt" style:font-size-complex="12pt"/>
    </style:style>
    <style:style style:name="P7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8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officeooo:paragraph-rsid="001b8e04"/>
    </style:style>
    <style:style style:name="P9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Times New Roman1" fo:font-size="12pt" officeooo:rsid="001b8e04" officeooo:paragraph-rsid="001b8e04" style:font-size-asian="12pt" style:font-size-complex="12pt"/>
    </style:style>
    <style:style style:name="P10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Times New Roman1" fo:font-size="12pt" officeooo:rsid="001b8e04" officeooo:paragraph-rsid="001ea03b" style:font-size-asian="12pt" style:font-size-complex="12pt"/>
    </style:style>
    <style:style style:name="P1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Times New Roman1" fo:font-size="12pt" officeooo:rsid="001b8e04" officeooo:paragraph-rsid="001f62bd" style:font-size-asian="12pt" style:font-size-complex="12pt"/>
    </style:style>
    <style:style style:name="P12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Times New Roman1" fo:font-size="12pt" officeooo:rsid="001e54ce" officeooo:paragraph-rsid="001e54ce" style:font-size-asian="10.5pt" style:font-size-complex="12pt"/>
    </style:style>
    <style:style style:name="P13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Times New Roman1" fo:font-size="12pt" officeooo:rsid="001ea03b" officeooo:paragraph-rsid="001ea03b" style:font-size-asian="10.5pt" style:font-size-complex="12pt"/>
    </style:style>
    <style:style style:name="P14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Times New Roman1" fo:font-size="12pt" officeooo:rsid="001f62bd" officeooo:paragraph-rsid="001f62bd" style:font-size-asian="10.5pt" style:font-size-complex="12pt"/>
    </style:style>
    <style:style style:name="P15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Ubuntu Mono" fo:font-size="10.3999996185303pt" officeooo:rsid="001e54ce" officeooo:paragraph-rsid="001e54ce" style:font-size-asian="10.5pt" style:font-size-complex="12pt"/>
    </style:style>
    <style:style style:name="P16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Ubuntu Mono" fo:font-size="10.3999996185303pt" officeooo:rsid="001ea03b" officeooo:paragraph-rsid="001ea03b" style:font-size-asian="10.5pt" style:font-size-complex="12pt"/>
    </style:style>
    <style:style style:name="P17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break-before="page" fo:padding="0in" fo:border="none"/>
      <style:text-properties style:font-name="Times New Roman1" fo:font-size="12pt" officeooo:rsid="001e54ce" officeooo:paragraph-rsid="001e54ce" style:font-size-asian="10.5pt" style:font-size-complex="12pt"/>
    </style:style>
    <style:style style:name="P18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break-before="page" fo:padding="0in" fo:border="none"/>
      <style:text-properties style:font-name="Times New Roman1" fo:font-size="12pt" officeooo:rsid="001ea03b" officeooo:paragraph-rsid="001ea03b" style:font-size-asian="10.5pt" style:font-size-complex="12pt"/>
    </style:style>
    <style:style style:name="P19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break-before="page" fo:padding="0in" fo:border="none"/>
      <style:text-properties style:font-name="Times New Roman1" fo:font-size="12pt" officeooo:rsid="001b8e04" officeooo:paragraph-rsid="001b8e04" style:font-size-asian="12pt" style:font-size-complex="12pt"/>
    </style:style>
    <style:style style:name="P20" style:family="paragraph" style:parent-style-name="Preformatted_20_Text">
      <style:paragraph-properties fo:margin-top="0in" fo:margin-bottom="0in" style:contextual-spacing="false" fo:padding="0in" fo:border="none"/>
    </style:style>
    <style:style style:name="P21" style:family="paragraph" style:parent-style-name="Preformatted_20_Text">
      <style:paragraph-properties fo:margin-top="0in" fo:margin-bottom="0in" style:contextual-spacing="false" fo:padding="0in" fo:border="none"/>
      <style:text-properties style:font-name="Ubuntu Mono" fo:font-size="10.3999996185303pt"/>
    </style:style>
    <style:style style:name="P22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Times New Roman1" fo:font-size="12pt" officeooo:rsid="001e54ce" officeooo:paragraph-rsid="001e54ce" style:font-size-asian="10.5pt" style:font-size-complex="12pt"/>
    </style:style>
    <style:style style:name="P23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Ubuntu Mono" fo:font-size="10.3999996185303pt" officeooo:rsid="001e54ce" officeooo:paragraph-rsid="001e54ce" style:font-size-asian="10.5pt" style:font-size-complex="12pt"/>
    </style:style>
    <style:style style:name="P24" style:family="paragraph" style:parent-style-name="Preformatted_20_Text">
      <style:paragraph-properties fo:margin-top="0in" fo:margin-bottom="0in" style:contextual-spacing="false" fo:padding="0in" fo:border="none"/>
    </style:style>
    <style:style style:name="P25" style:family="paragraph" style:parent-style-name="Preformatted_20_Text">
      <style:paragraph-properties fo:margin-top="0in" fo:margin-bottom="0in" style:contextual-spacing="false" fo:padding="0in" fo:border="none"/>
      <style:text-properties style:font-name="Ubuntu Mono" fo:font-size="10.3999996185303pt"/>
    </style:style>
    <style:style style:name="T1" style:family="text">
      <style:text-properties style:font-name="Ubuntu Mono" fo:font-size="10.3999996185303pt"/>
    </style:style>
    <style:style style:name="T2" style:family="text">
      <style:text-properties fo:font-size="13pt" fo:font-weight="bold" officeooo:rsid="001b8e04" style:font-size-asian="13pt" style:font-weight-asian="bold" style:font-size-complex="13pt" style:font-weight-complex="bold"/>
    </style:style>
    <style:style style:name="T3" style:family="text">
      <style:text-properties officeooo:rsid="001e54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><text:s text:c="47"/><text:span text:style-name="T2">WHITE MALES</text:span></text:p>
      <text:p text:style-name="P14">YEAR 00</text:p>
      <text:p text:style-name="P15"><text:bookmark text:name="rstudio_console_output5"/>____________________________________________________________________________________________________________</text:p>
      <text:p text:style-name="P20"><text:s text:c="20"/><text:span text:style-name="T1">Normal Weight <text:s text:c="20"/>Overweight <text:s text:c="25"/>Obese <text:s text:c="12"/></text:span></text:p>
      <text:p text:style-name="P20"><text:s text:c="11"/><text:span text:style-name="T1">_______________________________ <text:s/>_______________________________ <text:s/>_______________________________</text:span></text:p>
      <text:p text:style-name="P20"><text:s text:c="16"/><text:span text:style-name="T1">0 <text:s text:c="9"/>1 <text:s text:c="4"/>p.overall <text:s text:c="6"/>0 <text:s text:c="9"/>1 <text:s text:c="4"/>p.overall <text:s text:c="5"/>0 <text:s text:c="9"/>1 <text:s text:c="5"/>p.overall </text:span></text:p>
      <text:p text:style-name="P20"><text:s text:c="14"/><text:span text:style-name="T1">N=630 <text:s text:c="6"/>N=4 <text:s text:c="17"/>N=260 <text:s text:c="5"/>N=10 <text:s text:c="17"/>N=36 <text:s text:c="6"/>N=18 <text:s text:c="13"/></text:span></text:p>
      <text:p text:style-name="P21">¯¯¯¯¯¯¯¯¯¯¯¯¯¯¯¯¯¯¯¯¯¯¯¯¯¯¯¯¯¯¯¯¯¯¯¯¯¯¯¯¯¯¯¯¯¯¯¯¯¯¯¯¯¯¯¯¯¯¯¯¯¯¯¯¯¯¯¯¯¯¯¯¯¯¯¯¯¯¯¯¯¯¯¯¯¯¯¯¯¯¯¯¯¯¯¯¯¯¯¯¯¯¯¯¯¯¯¯</text:p>
      <text:p text:style-name="P21">DL5APOE: <text:s text:c="26"/>0.498 <text:s text:c="27"/>0.767 <text:s text:c="27"/>0.942 <text:s text:c="2"/></text:p>
      <text:p text:style-name="P20"><text:s text:c="12"/><text:span text:style-name="T1">0 (0.00%) <text:s/>0 (0.00%) <text:s text:c="12"/>0 (0.00%) <text:s/>0 (0.00%) <text:s text:c="11"/>0 (0.00%) <text:s/>0 (0.00%) <text:s text:c="11"/></text:span></text:p>
      <text:p text:style-name="P20"><text:s text:c="4"/><text:span text:style-name="T1">2/2 <text:s text:c="4"/>4 (0.63%) <text:s/>0 (0.00%) <text:s text:c="12"/>1 (0.38%) <text:s/>0 (0.00%) <text:s text:c="11"/>0 (0.00%) <text:s/>0 (0.00%) <text:s text:c="11"/></text:span></text:p>
      <text:p text:style-name="P20"><text:s text:c="4"/><text:span text:style-name="T1">3/2 <text:s text:c="3"/>77 (12.2%) <text:s/>1 (25.0%) <text:s text:c="11"/>30 (11.5%) <text:s/>2 (20.0%) <text:s text:c="11"/>3 (8.33%) <text:s/>2 (11.1%) <text:s text:c="11"/></text:span></text:p>
      <text:p text:style-name="P20"><text:s text:c="4"/><text:span text:style-name="T1">3/3 <text:s text:c="3"/>398 (63.2%) 3 (75.0%) <text:s text:c="11"/>167 (64.2%) 6 (60.0%) <text:s text:c="11"/>22 (61.1%) 10 (55.6%) <text:s text:c="10"/></text:span></text:p>
      <text:p text:style-name="P20"><text:s text:c="4"/><text:span text:style-name="T1">4/2 <text:s text:c="3"/>11 (1.75%) <text:s/>0 (0.00%) <text:s text:c="12"/>2 (0.77%) <text:s/>0 (0.00%) <text:s text:c="11"/>0 (0.00%) <text:s/>0 (0.00%) <text:s text:c="11"/></text:span></text:p>
      <text:p text:style-name="P20"><text:s text:c="4"/><text:span text:style-name="T1">4/3 <text:s text:c="3"/>135 (21.4%) 0 (0.00%) <text:s text:c="11"/>57 (21.9%) <text:s/>2 (20.0%) <text:s text:c="11"/>10 (27.8%) 6 (33.3%) <text:s text:c="11"/></text:span></text:p>
      <text:p text:style-name="P20"><text:s text:c="4"/><text:span text:style-name="T1">4/4 <text:s text:c="4"/>5 (0.79%) <text:s/>0 (0.00%) <text:s text:c="12"/>3 (1.15%) <text:s/>0 (0.00%) <text:s text:c="11"/>1 (2.78%) <text:s/>0 (0.00%) <text:s text:c="11"/></text:span></text:p>
      <text:p text:style-name="P21">apoe3cat: <text:s text:c="25"/>0.441 <text:s text:c="27"/>0.712 <text:s text:c="27"/>1.000 <text:s text:c="2"/></text:p>
      <text:p text:style-name="P20"><text:s text:c="4"/><text:span text:style-name="T1">APOE2 <text:s/>81 (13.1%) <text:s/>1 (25.0%) <text:s text:c="11"/>31 (12.0%) <text:s/>2 (20.0%) <text:s text:c="11"/>3 (8.33%) <text:s/>2 (11.1%) <text:s text:c="11"/></text:span></text:p>
      <text:p text:style-name="P20"><text:s text:c="4"/><text:span text:style-name="T1">APOE3 <text:s/>398 (64.3%) 3 (75.0%) <text:s text:c="11"/>167 (64.7%) 6 (60.0%) <text:s text:c="11"/>22 (61.1%) 10 (55.6%) <text:s text:c="10"/></text:span></text:p>
      <text:p text:style-name="P20"><text:s text:c="4"/><text:span text:style-name="T1">APOE4 <text:s/>140 (22.6%) 0 (0.00%) <text:s text:c="11"/>60 (23.3%) <text:s/>2 (20.0%) <text:s text:c="11"/>11 (30.6%) 6 (33.3%) <text:s text:c="11"/></text:span></text:p>
      <text:p text:style-name="P21">apoe3cat2: <text:s text:c="24"/>0.314 <text:s text:c="27"/>0.789 <text:s text:c="27"/>1.000 <text:s text:c="2"/></text:p>
      <text:p text:style-name="P20"><text:s text:c="4"/><text:span text:style-name="T1">APOE2 <text:s/>81 (12.9%) <text:s/>1 (25.0%) <text:s text:c="11"/>31 (11.9%) <text:s/>2 (20.0%) <text:s text:c="11"/>3 (8.33%) <text:s/>2 (11.1%) <text:s text:c="11"/></text:span></text:p>
      <text:p text:style-name="P20"><text:s text:c="4"/><text:span text:style-name="T1">APOE3 <text:s/>398 (63.2%) 3 (75.0%) <text:s text:c="11"/>167 (64.2%) 6 (60.0%) <text:s text:c="11"/>22 (61.1%) 10 (55.6%) <text:s text:c="10"/></text:span></text:p>
      <text:p text:style-name="P20"><text:s text:c="4"/><text:span text:style-name="T1">APOE4 <text:s/>151 (24.0%) 0 (0.00%) <text:s text:c="11"/>62 (23.8%) <text:s/>2 (20.0%) <text:s text:c="11"/>11 (30.6%) 6 (33.3%) <text:s text:c="11"/></text:span></text:p>
      <text:p text:style-name="P21">apoe4: <text:s text:c="28"/>0.577 <text:s text:c="27"/>1.000 <text:s text:c="27"/>1.000 <text:s text:c="2"/></text:p>
      <text:p text:style-name="P20"><text:s text:c="4"/><text:span text:style-name="T1">E4 <text:s text:c="4"/>151 (24.0%) 0 (0.00%) <text:s text:c="11"/>62 (23.8%) <text:s/>2 (20.0%) <text:s text:c="11"/>11 (30.6%) 6 (33.3%) <text:s text:c="11"/></text:span></text:p>
      <text:p text:style-name="P20"><text:s text:c="4"/><text:span text:style-name="T1">no-E4 <text:s/>479 (76.0%) 4 (100%) <text:s text:c="12"/>198 (76.2%) 8 (80.0%) <text:s text:c="11"/>25 (69.4%) 12 (66.7%) <text:s text:c="10"/></text:span></text:p>
      <text:p text:style-name="P21">¯¯¯¯¯¯¯¯¯¯¯¯¯¯¯¯¯¯¯¯¯¯¯¯¯¯¯¯¯¯¯¯¯¯¯¯¯¯¯¯¯¯¯¯¯¯¯¯¯¯¯¯¯¯¯¯¯¯¯¯¯¯¯¯¯¯¯¯¯¯¯¯¯¯¯¯¯¯¯¯¯¯¯¯¯¯¯¯¯¯¯¯¯¯¯¯¯¯¯¯¯¯¯¯¯¯¯¯</text:p>
      <text:p text:style-name="P12"/>
      <text:p text:style-name="P12"/>
      <text:p text:style-name="P11">*<text:span text:style-name="T3">no se toma en consideración la medicación hipoglucemiante</text:span></text:p>
      <text:p text:style-name="P11">*<text:span text:style-name="T3">no se toma en consideración la medicación hipolipemiante</text:span></text:p>
      <text:p text:style-name="P18">YEAR 07</text:p>
      <text:p text:style-name="P13"/>
      <text:p text:style-name="P16"><text:bookmark text:name="rstudio_console_output4"/>______________________________________________________________________________________________________________</text:p>
      <text:p text:style-name="P20"><text:s text:c="20"/><text:span text:style-name="T1">Normal Weight <text:s text:c="22"/>Overweight <text:s text:c="25"/>Obese <text:s text:c="12"/></text:span></text:p>
      <text:p text:style-name="P20"><text:s text:c="11"/><text:span text:style-name="T1">________________________________ <text:s/>________________________________ <text:s/>_______________________________</text:span></text:p>
      <text:p text:style-name="P20"><text:s text:c="16"/><text:span text:style-name="T1">0 <text:s text:c="9"/>1 <text:s text:c="5"/>p.overall <text:s text:c="6"/>0 <text:s text:c="9"/>1 <text:s text:c="5"/>p.overall <text:s text:c="5"/>0 <text:s text:c="9"/>1 <text:s text:c="5"/>p.overall </text:span></text:p>
      <text:p text:style-name="P20"><text:s text:c="14"/><text:span text:style-name="T1">N=426 <text:s text:c="6"/>N=13 <text:s text:c="17"/>N=377 <text:s text:c="6"/>N=24 <text:s text:c="17"/>N=74 <text:s text:c="6"/>N=59 <text:s text:c="13"/></text:span></text:p>
      <text:p text:style-name="P21">¯¯¯¯¯¯¯¯¯¯¯¯¯¯¯¯¯¯¯¯¯¯¯¯¯¯¯¯¯¯¯¯¯¯¯¯¯¯¯¯¯¯¯¯¯¯¯¯¯¯¯¯¯¯¯¯¯¯¯¯¯¯¯¯¯¯¯¯¯¯¯¯¯¯¯¯¯¯¯¯¯¯¯¯¯¯¯¯¯¯¯¯¯¯¯¯¯¯¯¯¯¯¯¯¯¯¯¯¯¯</text:p>
      <text:p text:style-name="P21">DL5APOE: <text:s text:c="27"/>0.075 <text:s text:c="28"/>0.645 <text:s text:c="27"/>0.263 <text:s text:c="2"/></text:p>
      <text:p text:style-name="P20"><text:s text:c="12"/><text:span text:style-name="T1">0 (0.00%) <text:s/>0 (0.00%) <text:s text:c="13"/>0 (0.00%) <text:s/>0 (0.00%) <text:s text:c="12"/>0 (0.00%) <text:s/>0 (0.00%) <text:s text:c="11"/></text:span></text:p>
      <text:p text:style-name="P20"><text:s text:c="4"/><text:span text:style-name="T1">2/2 <text:s text:c="4"/>3 (0.70%) <text:s/>1 (7.69%) <text:s text:c="13"/>0 (0.00%) <text:s/>0 (0.00%) <text:s text:c="12"/>1 (1.35%) <text:s/>0 (0.00%) <text:s text:c="11"/></text:span></text:p>
      <text:p text:style-name="P20"><text:s text:c="4"/><text:span text:style-name="T1">3/2 <text:s text:c="3"/>50 (11.7%) <text:s/>2 (15.4%) <text:s text:c="12"/>45 (11.9%) <text:s/>2 (8.33%) <text:s text:c="12"/>10 (13.5%) 8 (13.6%) <text:s text:c="11"/></text:span></text:p>
      <text:p text:style-name="P20"><text:s text:c="4"/><text:span text:style-name="T1">3/3 <text:s text:c="3"/>273 (64.1%) 8 (61.5%) <text:s text:c="12"/>237 (62.9%) 15 (62.5%) <text:s text:c="11"/>50 (67.6%) 33 (55.9%) <text:s text:c="10"/></text:span></text:p>
      <text:p text:style-name="P20"><text:s text:c="4"/><text:span text:style-name="T1">4/2 <text:s text:c="4"/>6 (1.41%) <text:s/>1 (7.69%) <text:s text:c="13"/>5 (1.33%) <text:s/>1 (4.17%) <text:s text:c="12"/>0 (0.00%) <text:s/>0 (0.00%) <text:s text:c="11"/></text:span></text:p>
      <text:p text:style-name="P20"><text:s text:c="4"/><text:span text:style-name="T1">4/3 <text:s text:c="3"/>91 (21.4%) <text:s/>1 (7.69%) <text:s text:c="12"/>85 (22.5%) <text:s/>6 (25.0%) <text:s text:c="12"/>13 (17.6%) 17 (28.8%) <text:s text:c="10"/></text:span></text:p>
      <text:p text:style-name="P20"><text:s text:c="4"/><text:span text:style-name="T1">4/4 <text:s text:c="4"/>3 (0.70%) <text:s/>0 (0.00%) <text:s text:c="13"/>5 (1.33%) <text:s/>0 (0.00%) <text:s text:c="12"/>0 (0.00%) <text:s/>1 (1.69%) <text:s text:c="11"/></text:span></text:p>
      <text:p text:style-name="P21">apoe3cat: <text:s text:c="26"/>0.266 <text:s text:c="28"/>1.000 <text:s text:c="27"/>0.211 <text:s text:c="2"/></text:p>
      <text:p text:style-name="P20"><text:s text:c="4"/><text:span text:style-name="T1">APOE2 <text:s/>53 (12.6%) <text:s/>3 (25.0%) <text:s text:c="12"/>45 (12.1%) <text:s/>2 (8.70%) <text:s text:c="12"/>11 (14.9%) 8 (13.6%) <text:s text:c="11"/></text:span></text:p>
      <text:p text:style-name="P20"><text:s text:c="4"/><text:span text:style-name="T1">APOE3 <text:s/>273 (65.0%) 8 (66.7%) <text:s text:c="12"/>237 (63.7%) 15 (65.2%) <text:s text:c="11"/>50 (67.6%) 33 (55.9%) <text:s text:c="10"/></text:span></text:p>
      <text:p text:style-name="P20"><text:s text:c="4"/><text:span text:style-name="T1">APOE4 <text:s/>94 (22.4%) <text:s/>1 (8.33%) <text:s text:c="12"/>90 (24.2%) <text:s/>6 (26.1%) <text:s text:c="12"/>13 (17.6%) 18 (30.5%) <text:s text:c="10"/></text:span></text:p>
      <text:p text:style-name="P21">apoe3cat2: <text:s text:c="25"/>0.577 <text:s text:c="28"/>0.861 <text:s text:c="27"/>0.211 <text:s text:c="2"/></text:p>
      <text:p text:style-name="P20"><text:s text:c="4"/><text:span text:style-name="T1">APOE2 <text:s/>53 (12.4%) <text:s/>3 (23.1%) <text:s text:c="12"/>45 (11.9%) <text:s/>2 (8.33%) <text:s text:c="12"/>11 (14.9%) 8 (13.6%) <text:s text:c="11"/></text:span></text:p>
      <text:p text:style-name="P20"><text:s text:c="4"/><text:span text:style-name="T1">APOE3 <text:s/>273 (64.1%) 8 (61.5%) <text:s text:c="12"/>237 (62.9%) 15 (62.5%) <text:s text:c="11"/>50 (67.6%) 33 (55.9%) <text:s text:c="10"/></text:span></text:p>
      <text:p text:style-name="P20"><text:s text:c="4"/><text:span text:style-name="T1">APOE4 <text:s/>100 (23.5%) 2 (15.4%) <text:s text:c="12"/>95 (25.2%) <text:s/>7 (29.2%) <text:s text:c="12"/>13 (17.6%) 18 (30.5%) <text:s text:c="10"/></text:span></text:p>
      <text:p text:style-name="P21">apoe4: <text:s text:c="29"/>0.741 <text:s text:c="28"/>0.848 <text:s text:c="27"/>0.122 <text:s text:c="2"/></text:p>
      <text:p text:style-name="P20"><text:s text:c="4"/><text:span text:style-name="T1">E4 <text:s text:c="4"/>100 (23.5%) 2 (15.4%) <text:s text:c="12"/>95 (25.2%) <text:s/>7 (29.2%) <text:s text:c="12"/>13 (17.6%) 18 (30.5%) <text:s text:c="10"/></text:span></text:p>
      <text:p text:style-name="P20"><text:s text:c="4"/><text:span text:style-name="T1">no-E4 <text:s/>326 (76.5%) 11 (84.6%) <text:s text:c="11"/>282 (74.8%) 17 (70.8%) <text:s text:c="11"/>61 (82.4%) 41 (69.5%) <text:s text:c="10"/></text:span></text:p>
      <text:p text:style-name="P21">¯¯¯¯¯¯¯¯¯¯¯¯¯¯¯¯¯¯¯¯¯¯¯¯¯¯¯¯¯¯¯¯¯¯¯¯¯¯¯¯¯¯¯¯¯¯¯¯¯¯¯¯¯¯¯¯¯¯¯¯¯¯¯¯¯¯¯¯¯¯¯¯¯¯¯¯¯¯¯¯¯¯¯¯¯¯¯¯¯¯¯¯¯¯¯¯¯¯¯¯¯¯¯¯¯¯¯¯¯¯</text:p>
      <text:p text:style-name="P13"/>
      <text:p text:style-name="P10">*<text:span text:style-name="T3">no se toma en consideración la medicación hipoglucemiante</text:span></text:p>
      <text:p text:style-name="P17">YEAR 10</text:p>
      <text:p text:style-name="P12"/>
      <text:p text:style-name="P15"><text:bookmark text:name="rstudio_console_output3"/>_____________________________________________________________________________________________________________</text:p>
      <text:p text:style-name="P20"><text:s text:c="20"/><text:span text:style-name="T1">Normal Weight <text:s text:c="21"/>Overweight <text:s text:c="25"/>Obese <text:s text:c="12"/></text:span></text:p>
      <text:p text:style-name="P20"><text:s text:c="11"/><text:span text:style-name="T1">_______________________________ <text:s/>________________________________ <text:s/>_______________________________</text:span></text:p>
      <text:p text:style-name="P20"><text:s text:c="16"/><text:span text:style-name="T1">0 <text:s text:c="9"/>1 <text:s text:c="4"/>p.overall <text:s text:c="6"/>0 <text:s text:c="9"/>1 <text:s text:c="5"/>p.overall <text:s text:c="5"/>0 <text:s text:c="9"/>1 <text:s text:c="5"/>p.overall </text:span></text:p>
      <text:p text:style-name="P20"><text:s text:c="14"/><text:span text:style-name="T1">N=356 <text:s text:c="6"/>N=5 <text:s text:c="17"/>N=352 <text:s text:c="6"/>N=21 <text:s text:c="17"/>N=75 <text:s text:c="6"/>N=63 <text:s text:c="13"/></text:span></text:p>
      <text:p text:style-name="P21">¯¯¯¯¯¯¯¯¯¯¯¯¯¯¯¯¯¯¯¯¯¯¯¯¯¯¯¯¯¯¯¯¯¯¯¯¯¯¯¯¯¯¯¯¯¯¯¯¯¯¯¯¯¯¯¯¯¯¯¯¯¯¯¯¯¯¯¯¯¯¯¯¯¯¯¯¯¯¯¯¯¯¯¯¯¯¯¯¯¯¯¯¯¯¯¯¯¯¯¯¯¯¯¯¯¯¯¯¯</text:p>
      <text:p text:style-name="P21">DL5APOE: <text:s text:c="26"/>1.000 <text:s text:c="28"/>0.179 <text:s text:c="27"/>0.467 <text:s text:c="2"/></text:p>
      <text:p text:style-name="P20"><text:s text:c="12"/><text:span text:style-name="T1">0 (0.00%) <text:s/>0 (0.00%) <text:s text:c="12"/>0 (0.00%) <text:s/>0 (0.00%) <text:s text:c="12"/>0 (0.00%) <text:s/>0 (0.00%) <text:s text:c="11"/></text:span></text:p>
      <text:p text:style-name="P20"><text:s text:c="4"/><text:span text:style-name="T1">2/2 <text:s text:c="4"/>3 (0.84%) <text:s/>0 (0.00%) <text:s text:c="12"/>0 (0.00%) <text:s/>0 (0.00%) <text:s text:c="12"/>0 (0.00%) <text:s/>0 (0.00%) <text:s text:c="11"/></text:span></text:p>
      <text:p text:style-name="P20"><text:s text:c="4"/><text:span text:style-name="T1">3/2 <text:s text:c="3"/>40 (11.2%) <text:s/>0 (0.00%) <text:s text:c="11"/>41 (11.6%) <text:s/>3 (14.3%) <text:s text:c="12"/>9 (12.0%) <text:s/>10 (15.9%) <text:s text:c="10"/></text:span></text:p>
      <text:p text:style-name="P20"><text:s text:c="4"/><text:span text:style-name="T1">3/3 <text:s text:c="3"/>227 (63.8%) 4 (80.0%) <text:s text:c="11"/>229 (65.1%) 12 (57.1%) <text:s text:c="11"/>47 (62.7%) 37 (58.7%) <text:s text:c="10"/></text:span></text:p>
      <text:p text:style-name="P20"><text:s text:c="4"/><text:span text:style-name="T1">4/2 <text:s text:c="4"/>4 (1.12%) <text:s/>0 (0.00%) <text:s text:c="12"/>6 (1.70%) <text:s/>1 (4.76%) <text:s text:c="12"/>0 (0.00%) <text:s/>0 (0.00%) <text:s text:c="11"/></text:span></text:p>
      <text:p text:style-name="P20"><text:s text:c="4"/><text:span text:style-name="T1">4/3 <text:s text:c="3"/>78 (21.9%) <text:s/>1 (20.0%) <text:s text:c="11"/>74 (21.0%) <text:s/>4 (19.0%) <text:s text:c="12"/>19 (25.3%) 14 (22.2%) <text:s text:c="10"/></text:span></text:p>
      <text:p text:style-name="P20"><text:s text:c="4"/><text:span text:style-name="T1">4/4 <text:s text:c="4"/>4 (1.12%) <text:s/>0 (0.00%) <text:s text:c="12"/>2 (0.57%) <text:s/>1 (4.76%) <text:s text:c="12"/>0 (0.00%) <text:s/>2 (3.17%) <text:s text:c="11"/></text:span></text:p>
      <text:p text:style-name="P21">apoe3cat: <text:s text:c="25"/>1.000 <text:s text:c="28"/>0.782 <text:s text:c="27"/>0.794 <text:s text:c="2"/></text:p>
      <text:p text:style-name="P20"><text:s text:c="4"/><text:span text:style-name="T1">APOE2 <text:s/>43 (12.2%) <text:s/>0 (0.00%) <text:s text:c="11"/>41 (11.8%) <text:s/>3 (15.0%) <text:s text:c="12"/>9 (12.0%) <text:s/>10 (15.9%) <text:s text:c="10"/></text:span></text:p>
      <text:p text:style-name="P20"><text:s text:c="4"/><text:span text:style-name="T1">APOE3 <text:s/>227 (64.5%) 4 (80.0%) <text:s text:c="11"/>229 (66.2%) 12 (60.0%) <text:s text:c="11"/>47 (62.7%) 37 (58.7%) <text:s text:c="10"/></text:span></text:p>
      <text:p text:style-name="P20"><text:s text:c="4"/><text:span text:style-name="T1">APOE4 <text:s/>82 (23.3%) <text:s/>1 (20.0%) <text:s text:c="11"/>76 (22.0%) <text:s/>5 (25.0%) <text:s text:c="12"/>19 (25.3%) 16 (25.4%) <text:s text:c="10"/></text:span></text:p>
      <text:p text:style-name="P21">apoe3cat2: <text:s text:c="24"/>1.000 <text:s text:c="28"/>0.703 <text:s text:c="27"/>0.794 <text:s text:c="2"/></text:p>
      <text:p text:style-name="P20"><text:s text:c="4"/><text:span text:style-name="T1">APOE2 <text:s/>43 (12.1%) <text:s/>0 (0.00%) <text:s text:c="11"/>41 (11.6%) <text:s/>3 (14.3%) <text:s text:c="12"/>9 (12.0%) <text:s/>10 (15.9%) <text:s text:c="10"/></text:span></text:p>
      <text:p text:style-name="P20"><text:s text:c="4"/><text:span text:style-name="T1">APOE3 <text:s/>227 (63.8%) 4 (80.0%) <text:s text:c="11"/>229 (65.1%) 12 (57.1%) <text:s text:c="11"/>47 (62.7%) 37 (58.7%) <text:s text:c="10"/></text:span></text:p>
      <text:p text:style-name="P20"><text:s text:c="4"/><text:span text:style-name="T1">APOE4 <text:s/>86 (24.2%) <text:s/>1 (20.0%) <text:s text:c="11"/>82 (23.3%) <text:s/>6 (28.6%) <text:s text:c="12"/>19 (25.3%) 16 (25.4%) <text:s text:c="10"/></text:span></text:p>
      <text:p text:style-name="P21">apoe4: <text:s text:c="28"/>1.000 <text:s text:c="28"/>0.599 <text:s text:c="27"/>1.000 <text:s text:c="2"/></text:p>
      <text:p text:style-name="P20"><text:s text:c="4"/><text:span text:style-name="T1">E4 <text:s text:c="4"/>86 (24.2%) <text:s/>1 (20.0%) <text:s text:c="11"/>82 (23.3%) <text:s/>6 (28.6%) <text:s text:c="12"/>19 (25.3%) 16 (25.4%) <text:s text:c="10"/></text:span></text:p>
      <text:p text:style-name="P20"><text:s text:c="4"/><text:span text:style-name="T1">no-E4 <text:s/>270 (75.8%) 4 (80.0%) <text:s text:c="11"/>270 (76.7%) 15 (71.4%) <text:s text:c="11"/>56 (74.7%) 47 (74.6%) <text:s text:c="10"/></text:span></text:p>
      <text:p text:style-name="P21">¯¯¯¯¯¯¯¯¯¯¯¯¯¯¯¯¯¯¯¯¯¯¯¯¯¯¯¯¯¯¯¯¯¯¯¯¯¯¯¯¯¯¯¯¯¯¯¯¯¯¯¯¯¯¯¯¯¯¯¯¯¯¯¯¯¯¯¯¯¯¯¯¯¯¯¯¯¯¯¯¯¯¯¯¯¯¯¯¯¯¯¯¯¯¯¯¯¯¯¯¯¯¯¯¯¯¯¯¯</text:p>
      <text:p text:style-name="P12"/>
      <text:p text:style-name="P9">*<text:span text:style-name="T3">no se toma en consideración la medicación hipoglucemiante</text:span></text:p>
      <text:p text:style-name="P19">YEAR 15</text:p>
      <text:p text:style-name="P7"><text:bookmark text:name="rstudio_console_output"/><text:s text:c="20"/><text:span text:style-name="T1">Normal Weight <text:s text:c="21"/>Overweight <text:s text:c="25"/>Obese <text:s text:c="12"/></text:span></text:p>
      <text:p text:style-name="P20"><text:s text:c="11"/><text:span text:style-name="T1">_______________________________ <text:s/>________________________________ <text:s/>_______________________________</text:span></text:p>
      <text:p text:style-name="P20"><text:s text:c="16"/><text:span text:style-name="T1">0 <text:s text:c="9"/>1 <text:s text:c="4"/>p.overall <text:s text:c="6"/>0 <text:s text:c="9"/>1 <text:s text:c="5"/>p.overall <text:s text:c="5"/>0 <text:s text:c="9"/>1 <text:s text:c="5"/>p.overall </text:span></text:p>
      <text:p text:style-name="P20"><text:s text:c="14"/><text:span text:style-name="T1">N=250 <text:s text:c="6"/>N=6 <text:s text:c="17"/>N=346 <text:s text:c="6"/>N=40 <text:s text:c="17"/>N=92 <text:s text:c="5"/>N=113 <text:s text:c="13"/></text:span></text:p>
      <text:p text:style-name="P21">¯¯¯¯¯¯¯¯¯¯¯¯¯¯¯¯¯¯¯¯¯¯¯¯¯¯¯¯¯¯¯¯¯¯¯¯¯¯¯¯¯¯¯¯¯¯¯¯¯¯¯¯¯¯¯¯¯¯¯¯¯¯¯¯¯¯¯¯¯¯¯¯¯¯¯¯¯¯¯¯¯¯¯¯¯¯¯¯¯¯¯¯¯¯¯¯¯¯¯¯¯¯¯¯¯¯¯¯¯</text:p>
      <text:p text:style-name="P21">DL5APOE: <text:s text:c="26"/>0.243 <text:s text:c="28"/>0.269 <text:s text:c="27"/>0.415 <text:s text:c="2"/></text:p>
      <text:p text:style-name="P20"><text:s text:c="4"/><text:span text:style-name="T1">2/2 <text:s text:c="4"/>2 (0.80%) <text:s/>0 (0.00%) <text:s text:c="12"/>1 (0.29%) <text:s/>0 (0.00%) <text:s text:c="12"/>0 (0.00%) <text:s/>1 (0.88%) <text:s text:c="11"/></text:span></text:p>
      <text:p text:style-name="P20"><text:s text:c="4"/><text:span text:style-name="T1">3/2 <text:s text:c="3"/>25 (10.0%) <text:s/>0 (0.00%) <text:s text:c="11"/>47 (13.6%) <text:s/>8 (20.0%) <text:s text:c="12"/>13 (14.1%) 10 (8.85%) <text:s text:c="10"/></text:span></text:p>
      <text:p text:style-name="P20"><text:s text:c="4"/><text:span text:style-name="T1">3/3 <text:s text:c="3"/>165 (66.0%) 4 (66.7%) <text:s text:c="11"/>221 (63.9%) 21 (52.5%) <text:s text:c="11"/>62 (67.4%) 71 (62.8%) <text:s text:c="10"/></text:span></text:p>
      <text:p text:style-name="P20"><text:s text:c="4"/><text:span text:style-name="T1">4/2 <text:s text:c="4"/>3 (1.20%) <text:s/>1 (16.7%) <text:s text:c="12"/>3 (0.87%) <text:s/>0 (0.00%) <text:s text:c="12"/>1 (1.09%) <text:s/>1 (0.88%) <text:s text:c="11"/></text:span></text:p>
      <text:p text:style-name="P20"><text:s text:c="4"/><text:span text:style-name="T1">4/3 <text:s text:c="3"/>52 (20.8%) <text:s/>1 (16.7%) <text:s text:c="11"/>73 (21.1%) <text:s/>10 (25.0%) <text:s text:c="11"/>16 (17.4%) 29 (25.7%) <text:s text:c="10"/></text:span></text:p>
      <text:p text:style-name="P20"><text:s text:c="4"/><text:span text:style-name="T1">4/4 <text:s text:c="4"/>3 (1.20%) <text:s/>0 (0.00%) <text:s text:c="12"/>1 (0.29%) <text:s/>1 (2.50%) <text:s text:c="12"/>0 (0.00%) <text:s/>1 (0.88%) <text:s text:c="11"/></text:span></text:p>
      <text:p text:style-name="P21">apoe3cat: <text:s text:c="25"/>1.000 <text:s text:c="28"/>0.323 <text:s text:c="27"/>0.235 <text:s text:c="2"/></text:p>
      <text:p text:style-name="P20"><text:s text:c="4"/><text:span text:style-name="T1">APOE2 <text:s/>27 (10.9%) <text:s/>0 (0.00%) <text:s text:c="11"/>48 (14.0%) <text:s/>8 (20.0%) <text:s text:c="12"/>13 (14.3%) 11 (9.82%) <text:s text:c="10"/></text:span></text:p>
      <text:p text:style-name="P20"><text:s text:c="4"/><text:span text:style-name="T1">APOE3 <text:s/>165 (66.8%) 4 (80.0%) <text:s text:c="11"/>221 (64.4%) 21 (52.5%) <text:s text:c="11"/>62 (68.1%) 71 (63.4%) <text:s text:c="10"/></text:span></text:p>
      <text:p text:style-name="P20"><text:s text:c="4"/><text:span text:style-name="T1">APOE4 <text:s/>55 (22.3%) <text:s/>1 (20.0%) <text:s text:c="11"/>74 (21.6%) <text:s/>11 (27.5%) <text:s text:c="11"/>16 (17.6%) 30 (26.8%) <text:s text:c="10"/></text:span></text:p>
      <text:p text:style-name="P21">apoe3cat2: <text:s text:c="24"/>0.824 <text:s text:c="28"/>0.350 <text:s text:c="27"/>0.255 <text:s text:c="2"/></text:p>
      <text:p text:style-name="P20"><text:s text:c="4"/><text:span text:style-name="T1">APOE2 <text:s/>27 (10.8%) <text:s/>0 (0.00%) <text:s text:c="11"/>48 (13.9%) <text:s/>8 (20.0%) <text:s text:c="12"/>13 (14.1%) 11 (9.73%) <text:s text:c="10"/></text:span></text:p>
      <text:p text:style-name="P20"><text:s text:c="4"/><text:span text:style-name="T1">APOE3 <text:s/>165 (66.0%) 4 (66.7%) <text:s text:c="11"/>221 (63.9%) 21 (52.5%) <text:s text:c="11"/>62 (67.4%) 71 (62.8%) <text:s text:c="10"/></text:span></text:p>
      <text:p text:style-name="P20"><text:s text:c="4"/><text:span text:style-name="T1">APOE4 <text:s/>58 (23.2%) <text:s/>2 (33.3%) <text:s text:c="11"/>77 (22.3%) <text:s/>11 (27.5%) <text:s text:c="11"/>17 (18.5%) 31 (27.4%) <text:s text:c="10"/></text:span></text:p>
      <text:p text:style-name="P21">apoe4: <text:s text:c="28"/>0.627 <text:s text:c="28"/>0.583 <text:s text:c="27"/>0.180 <text:s text:c="2"/></text:p>
      <text:p text:style-name="P20"><text:s text:c="4"/><text:span text:style-name="T1">E4 <text:s text:c="4"/>58 (23.2%) <text:s/>2 (33.3%) <text:s text:c="11"/>77 (22.3%) <text:s/>11 (27.5%) <text:s text:c="11"/>17 (18.5%) 31 (27.4%) <text:s text:c="10"/></text:span></text:p>
      <text:p text:style-name="P20"><text:s text:c="4"/><text:span text:style-name="T1">no-E4 <text:s/>192 (76.8%) 4 (66.7%) <text:s text:c="11"/>269 (77.7%) 29 (72.5%) <text:s text:c="11"/>75 (81.5%) 82 (72.6%) <text:s text:c="10"/></text:span></text:p>
      <text:p text:style-name="P21">¯¯¯¯¯¯¯¯¯¯¯¯¯¯¯¯¯¯¯¯¯¯¯¯¯¯¯¯¯¯¯¯¯¯¯¯¯¯¯¯¯¯¯¯¯¯¯¯¯¯¯¯¯¯¯¯¯¯¯¯¯¯¯¯¯¯¯¯¯¯¯¯¯¯¯¯¯¯¯¯¯¯¯¯¯¯¯¯¯¯¯¯¯¯¯¯¯¯¯¯¯¯¯¯¯¯¯¯¯</text:p>
      <text:p text:style-name="Standard"/>
      <text:p text:style-name="P3">YEAR 20</text:p>
      <text:p text:style-name="P6"/>
      <text:p text:style-name="P4"><text:bookmark text:name="rstudio_console_output1"/>______________________________________________________________________________________________________________</text:p>
      <text:p text:style-name="P20"><text:s text:c="20"/><text:span text:style-name="T1">Normal Weight <text:s text:c="21"/>Overweight <text:s text:c="25"/>Obese <text:s text:c="13"/></text:span></text:p>
      <text:p text:style-name="P20"><text:s text:c="11"/><text:span text:style-name="T1">_______________________________ <text:s/>________________________________ <text:s/>________________________________</text:span></text:p>
      <text:p text:style-name="P20"><text:s text:c="16"/><text:span text:style-name="T1">0 <text:s text:c="9"/>1 <text:s text:c="4"/>p.overall <text:s text:c="6"/>0 <text:s text:c="9"/>1 <text:s text:c="5"/>p.overall <text:s text:c="5"/>0 <text:s text:c="10"/>1 <text:s text:c="5"/>p.overall </text:span></text:p>
      <text:p text:style-name="P20"><text:s text:c="14"/><text:span text:style-name="T1">N=197 <text:s text:c="6"/>N=7 <text:s text:c="17"/>N=305 <text:s text:c="6"/>N=76 <text:s text:c="17"/>N=79 <text:s text:c="6"/>N=149 <text:s text:c="13"/></text:span></text:p>
      <text:p text:style-name="P21">¯¯¯¯¯¯¯¯¯¯¯¯¯¯¯¯¯¯¯¯¯¯¯¯¯¯¯¯¯¯¯¯¯¯¯¯¯¯¯¯¯¯¯¯¯¯¯¯¯¯¯¯¯¯¯¯¯¯¯¯¯¯¯¯¯¯¯¯¯¯¯¯¯¯¯¯¯¯¯¯¯¯¯¯¯¯¯¯¯¯¯¯¯¯¯¯¯¯¯¯¯¯¯¯¯¯¯¯¯¯</text:p>
      <text:p text:style-name="P21">DL5APOE: <text:s text:c="26"/>0.075 <text:s text:c="28"/>0.436 <text:s text:c="28"/>0.055 <text:s text:c="2"/></text:p>
      <text:p text:style-name="P20"><text:s text:c="12"/><text:span text:style-name="T1">0 (0.00%) <text:s/>0 (0.00%) <text:s text:c="12"/>0 (0.00%) <text:s/>0 (0.00%) <text:s text:c="12"/>0 (0.00%) <text:s text:c="2"/>0 (0.00%) <text:s text:c="11"/></text:span></text:p>
      <text:p text:style-name="P20"><text:s text:c="4"/><text:span text:style-name="T1">2/2 <text:s text:c="4"/>1 (0.51%) <text:s/>1 (14.3%) <text:s text:c="12"/>2 (0.66%) <text:s/>0 (0.00%) <text:s text:c="12"/>0 (0.00%) <text:s text:c="2"/>0 (0.00%) <text:s text:c="11"/></text:span></text:p>
      <text:p text:style-name="P20"><text:s text:c="4"/><text:span text:style-name="T1">3/2 <text:s text:c="3"/>23 (11.7%) <text:s/>0 (0.00%) <text:s text:c="11"/>33 (10.8%) <text:s/>9 (11.8%) <text:s text:c="12"/>13 (16.5%) 16 (10.7%) <text:s text:c="11"/></text:span></text:p>
      <text:p text:style-name="P20"><text:s text:c="4"/><text:span text:style-name="T1">3/3 <text:s text:c="3"/>118 (59.9%) 6 (85.7%) <text:s text:c="11"/>205 (67.2%) 46 (60.5%) <text:s text:c="11"/>57 (72.2%) 95 (63.8%) <text:s text:c="11"/></text:span></text:p>
      <text:p text:style-name="P20"><text:s text:c="4"/><text:span text:style-name="T1">4/2 <text:s text:c="4"/>4 (2.03%) <text:s/>0 (0.00%) <text:s text:c="12"/>1 (0.33%) <text:s/>1 (1.32%) <text:s text:c="12"/>0 (0.00%) <text:s text:c="2"/>2 (1.34%) <text:s text:c="11"/></text:span></text:p>
      <text:p text:style-name="P20"><text:s text:c="4"/><text:span text:style-name="T1">4/3 <text:s text:c="3"/>49 (24.9%) <text:s/>0 (0.00%) <text:s text:c="11"/>61 (20.0%) <text:s/>18 (23.7%) <text:s text:c="11"/>9 (11.4%) <text:s/>36 (24.2%) <text:s text:c="11"/></text:span></text:p>
      <text:p text:style-name="P20"><text:s text:c="4"/><text:span text:style-name="T1">4/4 <text:s text:c="4"/>2 (1.02%) <text:s/>0 (0.00%) <text:s text:c="12"/>3 (0.98%) <text:s/>2 (2.63%) <text:s text:c="12"/>0 (0.00%) <text:s text:c="2"/>0 (0.00%) <text:s text:c="11"/></text:span></text:p>
      <text:p text:style-name="P21">apoe3cat: <text:s text:c="25"/>0.247 <text:s text:c="28"/>0.547 <text:s text:c="28"/>0.047 <text:s text:c="2"/></text:p>
      <text:p text:style-name="P20"><text:s text:c="4"/><text:span text:style-name="T1">APOE2 <text:s/>24 (12.4%) <text:s/>1 (14.3%) <text:s text:c="11"/>35 (11.5%) <text:s/>9 (12.0%) <text:s text:c="12"/>13 (16.5%) 16 (10.9%) <text:s text:c="11"/></text:span></text:p>
      <text:p text:style-name="P20"><text:s text:c="4"/><text:span text:style-name="T1">APOE3 <text:s/>118 (61.1%) 6 (85.7%) <text:s text:c="11"/>205 (67.4%) 46 (61.3%) <text:s text:c="11"/>57 (72.2%) 95 (64.6%) <text:s text:c="11"/></text:span></text:p>
      <text:p text:style-name="P20"><text:s text:c="4"/><text:span text:style-name="T1">APOE4 <text:s/>51 (26.4%) <text:s/>0 (0.00%) <text:s text:c="11"/>64 (21.1%) <text:s/>20 (26.7%) <text:s text:c="11"/>9 (11.4%) <text:s/>36 (24.5%) <text:s text:c="11"/></text:span></text:p>
      <text:p text:style-name="P21">apoe3cat2: <text:s text:c="24"/>0.247 <text:s text:c="28"/>0.473 <text:s text:c="28"/>0.032 <text:s text:c="2"/></text:p>
      <text:p text:style-name="P20"><text:s text:c="4"/><text:span text:style-name="T1">APOE2 <text:s/>24 (12.2%) <text:s/>1 (14.3%) <text:s text:c="11"/>35 (11.5%) <text:s/>9 (11.8%) <text:s text:c="12"/>13 (16.5%) 16 (10.7%) <text:s text:c="11"/></text:span></text:p>
      <text:p text:style-name="P20"><text:s text:c="4"/><text:span text:style-name="T1">APOE3 <text:s/>118 (59.9%) 6 (85.7%) <text:s text:c="11"/>205 (67.2%) 46 (60.5%) <text:s text:c="11"/>57 (72.2%) 95 (63.8%) <text:s text:c="11"/></text:span></text:p>
      <text:p text:style-name="P20"><text:s text:c="4"/><text:span text:style-name="T1">APOE4 <text:s/>55 (27.9%) <text:s/>0 (0.00%) <text:s text:c="11"/>65 (21.3%) <text:s/>21 (27.6%) <text:s text:c="11"/>9 (11.4%) <text:s/>38 (25.5%) <text:s text:c="11"/></text:span></text:p>
      <text:p text:style-name="P21">apoe4: <text:s text:c="28"/>0.193 <text:s text:c="28"/>0.305 <text:s text:c="28"/>0.020 <text:s text:c="2"/></text:p>
      <text:p text:style-name="P20"><text:s text:c="4"/><text:span text:style-name="T1">E4 <text:s text:c="4"/>55 (27.9%) <text:s/>0 (0.00%) <text:s text:c="11"/>65 (21.3%) <text:s/>21 (27.6%) <text:s text:c="11"/>9 (11.4%) <text:s/>38 (25.5%) <text:s text:c="11"/></text:span></text:p>
      <text:p text:style-name="P20"><text:s text:c="4"/><text:span text:style-name="T1">no-E4 <text:s/>142 (72.1%) 7 (100%) <text:s text:c="12"/>240 (78.7%) 55 (72.4%) <text:s text:c="11"/>70 (88.6%) 111 (74.5%) <text:s text:c="10"/></text:span></text:p>
      <text:p text:style-name="P21">¯¯¯¯¯¯¯¯¯¯¯¯¯¯¯¯¯¯¯¯¯¯¯¯¯¯¯¯¯¯¯¯¯¯¯¯¯¯¯¯¯¯¯¯¯¯¯¯¯¯¯¯¯¯¯¯¯¯¯¯¯¯¯¯¯¯¯¯¯¯¯¯¯¯¯¯¯¯¯¯¯¯¯¯¯¯¯¯¯¯¯¯¯¯¯¯¯¯¯¯¯¯¯¯¯¯¯¯¯¯</text:p>
      <text:p text:style-name="Standard"/>
      <text:p text:style-name="Standard"/>
      <text:p text:style-name="Standard"/>
      <text:p text:style-name="P2">YEAR 25</text:p>
      <text:p text:style-name="P1"/>
      <text:p text:style-name="P1"/>
      <text:p text:style-name="P5"><text:bookmark text:name="rstudio_console_output2"/>______________________________________________________________________________________________________________</text:p>
      <text:p text:style-name="P20"><text:s text:c="20"/><text:span text:style-name="T1">Normal Weight <text:s text:c="21"/>Overweight <text:s text:c="25"/>Obese <text:s text:c="13"/></text:span></text:p>
      <text:p text:style-name="P20"><text:s text:c="11"/><text:span text:style-name="T1">_______________________________ <text:s/>________________________________ <text:s/>________________________________</text:span></text:p>
      <text:p text:style-name="P20"><text:s text:c="16"/><text:span text:style-name="T1">0 <text:s text:c="9"/>1 <text:s text:c="4"/>p.overall <text:s text:c="6"/>0 <text:s text:c="9"/>1 <text:s text:c="5"/>p.overall <text:s text:c="5"/>0 <text:s text:c="10"/>1 <text:s text:c="5"/>p.overall </text:span></text:p>
      <text:p text:style-name="P20"><text:s text:c="14"/><text:span text:style-name="T1">N=180 <text:s text:c="6"/>N=9 <text:s text:c="17"/>N=270 <text:s text:c="6"/>N=58 <text:s text:c="17"/>N=91 <text:s text:c="6"/>N=180 <text:s text:c="13"/></text:span></text:p>
      <text:p text:style-name="P21">¯¯¯¯¯¯¯¯¯¯¯¯¯¯¯¯¯¯¯¯¯¯¯¯¯¯¯¯¯¯¯¯¯¯¯¯¯¯¯¯¯¯¯¯¯¯¯¯¯¯¯¯¯¯¯¯¯¯¯¯¯¯¯¯¯¯¯¯¯¯¯¯¯¯¯¯¯¯¯¯¯¯¯¯¯¯¯¯¯¯¯¯¯¯¯¯¯¯¯¯¯¯¯¯¯¯¯¯¯¯</text:p>
      <text:p text:style-name="P21">DL5APOE: <text:s text:c="26"/>0.184 <text:s text:c="28"/>0.651 <text:s text:c="28"/>0.811 <text:s text:c="2"/></text:p>
      <text:p text:style-name="P20"><text:s text:c="12"/><text:span text:style-name="T1">0 (0.00%) <text:s/>0 (0.00%) <text:s text:c="12"/>0 (0.00%) <text:s/>0 (0.00%) <text:s text:c="12"/>0 (0.00%) <text:s text:c="2"/>0 (0.00%) <text:s text:c="11"/></text:span></text:p>
      <text:p text:style-name="P20"><text:s text:c="4"/><text:span text:style-name="T1">2/2 <text:s text:c="4"/>1 (0.56%) <text:s/>0 (0.00%) <text:s text:c="12"/>2 (0.74%) <text:s/>0 (0.00%) <text:s text:c="12"/>0 (0.00%) <text:s text:c="2"/>0 (0.00%) <text:s text:c="11"/></text:span></text:p>
      <text:p text:style-name="P20"><text:s text:c="4"/><text:span text:style-name="T1">3/2 <text:s text:c="3"/>23 (12.8%) <text:s/>2 (22.2%) <text:s text:c="11"/>28 (10.4%) <text:s/>8 (13.8%) <text:s text:c="12"/>12 (13.2%) 23 (12.8%) <text:s text:c="11"/></text:span></text:p>
      <text:p text:style-name="P20"><text:s text:c="4"/><text:span text:style-name="T1">3/3 <text:s text:c="3"/>111 (61.7%) 6 (66.7%) <text:s text:c="11"/>173 (64.1%) 37 (63.8%) <text:s text:c="11"/>57 (62.6%) 119 (66.1%) <text:s text:c="10"/></text:span></text:p>
      <text:p text:style-name="P20"><text:s text:c="4"/><text:span text:style-name="T1">4/2 <text:s text:c="4"/>4 (2.22%) <text:s/>1 (11.1%) <text:s text:c="12"/>1 (0.37%) <text:s/>1 (1.72%) <text:s text:c="12"/>1 (1.10%) <text:s text:c="2"/>1 (0.56%) <text:s text:c="11"/></text:span></text:p>
      <text:p text:style-name="P20"><text:s text:c="4"/><text:span text:style-name="T1">4/3 <text:s text:c="3"/>40 (22.2%) <text:s/>0 (0.00%) <text:s text:c="11"/>62 (23.0%) <text:s/>12 (20.7%) <text:s text:c="11"/>21 (23.1%) 35 (19.4%) <text:s text:c="11"/></text:span></text:p>
      <text:p text:style-name="P20"><text:s text:c="4"/><text:span text:style-name="T1">4/4 <text:s text:c="4"/>1 (0.56%) <text:s/>0 (0.00%) <text:s text:c="12"/>4 (1.48%) <text:s/>0 (0.00%) <text:s text:c="12"/>0 (0.00%) <text:s text:c="2"/>2 (1.11%) <text:s text:c="11"/></text:span></text:p>
      <text:p text:style-name="P21">apoe3cat: <text:s text:c="25"/>0.254 <text:s text:c="28"/>0.750 <text:s text:c="28"/>0.861 <text:s text:c="2"/></text:p>
      <text:p text:style-name="P20"><text:s text:c="4"/><text:span text:style-name="T1">APOE2 <text:s/>24 (13.6%) <text:s/>2 (25.0%) <text:s text:c="11"/>30 (11.2%) <text:s/>8 (14.0%) <text:s text:c="12"/>12 (13.3%) 23 (12.8%) <text:s text:c="11"/></text:span></text:p>
      <text:p text:style-name="P20"><text:s text:c="4"/><text:span text:style-name="T1">APOE3 <text:s/>111 (63.1%) 6 (75.0%) <text:s text:c="11"/>173 (64.3%) 37 (64.9%) <text:s text:c="11"/>57 (63.3%) 119 (66.5%) <text:s text:c="10"/></text:span></text:p>
      <text:p text:style-name="P20"><text:s text:c="4"/><text:span text:style-name="T1">APOE4 <text:s/>41 (23.3%) <text:s/>0 (0.00%) <text:s text:c="11"/>66 (24.5%) <text:s/>12 (21.1%) <text:s text:c="11"/>21 (23.3%) 37 (20.7%) <text:s text:c="11"/></text:span></text:p>
      <text:p text:style-name="P21">apoe3cat2: <text:s text:c="24"/>0.478 <text:s text:c="28"/>0.815 <text:s text:c="28"/>0.828 <text:s text:c="2"/></text:p>
      <text:p text:style-name="P20"><text:s text:c="4"/><text:span text:style-name="T1">APOE2 <text:s/>24 (13.3%) <text:s/>2 (22.2%) <text:s text:c="11"/>30 (11.1%) <text:s/>8 (13.8%) <text:s text:c="12"/>12 (13.2%) 23 (12.8%) <text:s text:c="11"/></text:span></text:p>
      <text:p text:style-name="P20"><text:s text:c="4"/><text:span text:style-name="T1">APOE3 <text:s/>111 (61.7%) 6 (66.7%) <text:s text:c="11"/>173 (64.1%) 37 (63.8%) <text:s text:c="11"/>57 (62.6%) 119 (66.1%) <text:s text:c="10"/></text:span></text:p>
      <text:p text:style-name="P20"><text:s text:c="4"/><text:span text:style-name="T1">APOE4 <text:s/>45 (25.0%) <text:s/>1 (11.1%) <text:s text:c="11"/>67 (24.8%) <text:s/>13 (22.4%) <text:s text:c="11"/>22 (24.2%) 38 (21.1%) <text:s text:c="11"/></text:span></text:p>
      <text:p text:style-name="P21">apoe4: <text:s text:c="28"/>0.690 <text:s text:c="28"/>0.828 <text:s text:c="28"/>0.675 <text:s text:c="2"/></text:p>
      <text:p text:style-name="P20"><text:s text:c="4"/><text:span text:style-name="T1">E4 <text:s text:c="4"/>45 (25.0%) <text:s/>1 (11.1%) <text:s text:c="11"/>67 (24.8%) <text:s/>13 (22.4%) <text:s text:c="11"/>22 (24.2%) 38 (21.1%) <text:s text:c="11"/></text:span></text:p>
      <text:p text:style-name="P20"><text:s text:c="4"/><text:span text:style-name="T1">no-E4 <text:s/>135 (75.0%) 8 (88.9%) <text:s text:c="11"/>203 (75.2%) 45 (77.6%) <text:s text:c="11"/>69 (75.8%) 142 (78.9%) <text:s text:c="10"/></text:span></text:p>
      <text:p text:style-name="P21">¯¯¯¯¯¯¯¯¯¯¯¯¯¯¯¯¯¯¯¯¯¯¯¯¯¯¯¯¯¯¯¯¯¯¯¯¯¯¯¯¯¯¯¯¯¯¯¯¯¯¯¯¯¯¯¯¯¯¯¯¯¯¯¯¯¯¯¯¯¯¯¯¯¯¯¯¯¯¯¯¯¯¯¯¯¯¯¯¯¯¯¯¯¯¯¯¯¯¯¯¯¯¯¯¯¯¯¯¯¯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/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7:17:09.818766919</meta:creation-date>
    <meta:editing-duration>PT4H42M59S</meta:editing-duration>
    <meta:editing-cycles>5</meta:editing-cycles>
    <meta:generator>LibreOffice/4.2.8.2$Linux_X86_64 LibreOffice_project/420m0$Build-2</meta:generator>
    <dc:date>2015-07-28T20:24:40.901487014</dc:date>
    <meta:print-date>2015-07-28T18:50:21.535056837</meta:print-date>
    <meta:document-statistic meta:table-count="0" meta:image-count="0" meta:object-count="0" meta:page-count="6" meta:paragraph-count="165" meta:word-count="1443" meta:character-count="17294" meta:non-whitespace-character-count="8683"/>
  </office:meta>
</office:document-meta>
</file>